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7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8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9" style:family="paragraph" style:parent-style-name="Standard">
      <style:paragraph-properties fo:line-height="10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line-height="100%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8pt" fo:font-style="normal" fo:text-shadow="none" style:text-underline-style="none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Liberation Serif" fo:font-size="9pt" fo:font-style="normal" fo:text-shadow="none" style:text-underline-style="none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8pt" style:font-size-asian="8pt" style:font-size-complex="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6">{{{nisn_umber+id_num}}}</text:span></text:p>
            <text:p text:style-name="P4"><text:s text:c="74"/><text:span text:style-name="T10">{{{++limit+providertraining+training+name}}} <text:s text:c="46"/>{{{+graduation_month}}} {{{+graduation_year}}}</text:span></text:p>
            <text:p text:style-name="P6"/>
            <text:p text:style-name="P6"/>
            <text:p text:style-name="P7"/>
            <text:p text:style-name="P8"><text:span text:style-name="T7"><text:s text:c="62"/></text:span><text:span text:style-name="T8"><text:s text:c="2"/></text:span><text:span text:style-name="T2">Midwifery and Pharmacology</text:span><text:span text:style-name="T8"> <text:s text:c="68"/></text:span><text:span text:style-name="T4">{{{exam_grade_paper_i+name}}}</text:span></text:p>
            <text:p text:style-name="P9"><text:s text:c="56"/>Peadiatrics, Community Health and Reporoductive Health <text:s text:c="22"/><text:span text:style-name="T9">{{{exam_grade_paper_ii+name}}}</text:span></text:p>
            <text:p text:style-name="P11"><text:span text:style-name="T3"><text:s text:c="55"/></text:span><text:span text:style-name="T2"><text:s/>Surgical Nursing, Gynaecology and Health Service Mgt</text:span><text:span text:style-name="T3"> <text:s text:c="27"/></text:span><text:span text:style-name="T5">{{{exam_grade_paper_iii+name}}}</text:span></text:p>
            <text:p text:style-name="P11"><text:span text:style-name="T3"><text:s text:c="56"/></text:span><text:span text:style-name="T2">Medicine Nursing and Mental Health</text:span><text:span text:style-name="T3"> <text:s text:c="56"/></text:span><text:span text:style-name="T5">{{{exam_grade_paper_iv+name}}}</text:span></text:p>
            <text:p text:style-name="P9"><text:s text:c="56"/>Practicals and Orals <text:s text:c="85"/><text:span text:style-name="T9">{{{exam_grade_paper_v+name}}}</text:span></text:p>
            <text:p text:style-name="P9"><text:s text:c="56"/>Research <text:s text:c="101"/><text:span text:style-name="T9">{{{exam_grade_paper_vi+name}}}</text:span></text:p>
            <text:p text:style-name="P10"><text:s text:c="116"/>{{{primary_form+exam_result}}}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8-21T15:45:29</dc:date>
    <dc:creator>HRIS </dc:creator>
    <meta:editing-duration>PT6H59M20S</meta:editing-duration>
    <meta:editing-cycles>97</meta:editing-cycles>
    <meta:generator>LibreOffice/3.5$Linux_x86 LibreOffice_project/350m1$Build-2</meta:generator>
    <meta:document-statistic meta:table-count="1" meta:image-count="0" meta:object-count="0" meta:page-count="1" meta:paragraph-count="12" meta:word-count="51" meta:character-count="1911" meta:non-whitespace-character-count="680"/>
  </office:meta>
</office:document-meta>
</file>